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a20dd" officeooo:paragraph-rsid="001a20dd"/>
    </style:style>
    <style:style style:name="P2" style:family="paragraph" style:parent-style-name="Heading_20_3">
      <style:text-properties officeooo:paragraph-rsid="001a20dd"/>
    </style:style>
    <style:style style:name="P3" style:family="paragraph" style:parent-style-name="Standard">
      <style:text-properties officeooo:rsid="001a20dd" officeooo:paragraph-rsid="001a20dd"/>
    </style:style>
    <style:style style:name="P4" style:family="paragraph" style:parent-style-name="Standard">
      <style:text-properties fo:font-size="16pt" fo:font-weight="bold" officeooo:rsid="001a20dd" officeooo:paragraph-rsid="001a20dd" style:font-size-asian="16pt" style:font-weight-asian="bold" style:font-size-complex="16pt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3">
      <style:text-properties officeooo:paragraph-rsid="001a20dd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officeooo:paragraph-rsid="001a20dd"/>
    </style:style>
    <style:style style:name="P11" style:family="paragraph" style:parent-style-name="Text_20_body">
      <style:text-properties officeooo:rsid="001a20dd" officeooo:paragraph-rsid="001a20d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9pt" fo:font-weight="bold" style:font-size-asian="19pt" style:font-weight-asian="bold" style:font-size-complex="19pt" style:font-weight-complex="bold"/>
    </style:style>
    <style:style style:name="T3" style:family="text">
      <style:text-properties fo:color="#c9211e" loext:opacity="100%" fo:font-size="19pt" fo:font-weight="bold" style:font-size-asian="19pt" style:font-weight-asian="bold" style:font-size-complex="19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<text:s text:c="41"/>Double Linked List </text:span><text:line-break/><text:line-break/></text:p>
      <text:h text:style-name="P1" text:outline-level="3">When to USE</text:h>
      <text:list text:style-name="L3">
        <text:list-item>
          <text:p text:style-name="P10">When you need to frequently traverse both forward and backward.</text:p>
        </text:list-item>
        <text:list-item>
          <text:p text:style-name="P10">When you need efficient insertions and deletions in the middle of the list.</text:p>
        </text:list-item>
        <text:list-item>
          <text:p text:style-name="P9">When you need to reverse the list or frequently backtrack.</text:p>
        </text:list-item>
      </text:list>
      <text:p text:style-name="P3"/>
      <text:p text:style-name="P3"/>
      <text:p text:style-name="P4">Advantages:</text:p>
      <text:p text:style-name="P3"/>
      <text:p text:style-name="P11"><text:span text:style-name="Strong_20_Emphasis">Bidirectional Traversal</text:span>:</text:p>
      <text:list text:style-name="L1">
        <text:list-item>
          <text:list>
            <text:list-item>
              <text:p text:style-name="P6">In a DLL, you can traverse the list in both directions (forward and backward), thanks to the additional pointer to the previous node.</text:p>
            </text:list-item>
            <text:list-item>
              <text:p text:style-name="P6">In an SLL, you can only traverse in one direction (forward), from the head to the tail.</text:p>
            </text:list-item>
          </text:list>
        </text:list-item>
        <text:list-item>
          <text:p text:style-name="P5"><text:span text:style-name="Strong_20_Emphasis">Efficient Deletion of Nodes</text:span>:</text:p>
          <text:list>
            <text:list-item>
              <text:p text:style-name="P6">In a DLL, you can delete a node efficiently if you have a pointer to that node because you have access to both its previous and next nodes. You don’t need to traverse the list from the head to find the previous node.</text:p>
            </text:list-item>
            <text:list-item>
              <text:p text:style-name="P6">In an SLL, to delete a node, you typically need to find the previous node, which requires traversing the list from the head.</text:p>
            </text:list-item>
          </text:list>
        </text:list-item>
        <text:list-item>
          <text:p text:style-name="P5"><text:span text:style-name="Strong_20_Emphasis">Efficient Insertion Before a Node</text:span>:</text:p>
          <text:list>
            <text:list-item>
              <text:p text:style-name="P6">In a DLL, inserting a node before a given node is straightforward because you can easily access the previous node.</text:p>
            </text:list-item>
            <text:list-item>
              <text:p text:style-name="P6">In an SLL, to insert before a node, you first need to find the previous node, which may require traversing the list from the head.</text:p>
            </text:list-item>
          </text:list>
        </text:list-item>
        <text:list-item>
          <text:p text:style-name="P5"><text:span text:style-name="Strong_20_Emphasis">Reversing the List</text:span>:</text:p>
          <text:list>
            <text:list-item>
              <text:p text:style-name="P6">Reversing a DLL is more efficient since you can traverse the list in reverse order using the <text:span text:style-name="Source_20_Text">prev</text:span> pointers, without needing to modify node connections.</text:p>
            </text:list-item>
            <text:list-item>
              <text:p text:style-name="P6">Reversing an SLL involves re-linking the nodes, which requires traversing the entire list and updating pointers.</text:p>
            </text:list-item>
          </text:list>
        </text:list-item>
        <text:list-item>
          <text:p text:style-name="P5"><text:span text:style-name="Strong_20_Emphasis">Backtracking</text:span>:</text:p>
          <text:list>
            <text:list-item>
              <text:p text:style-name="P6">In a DLL, backtracking to previous elements is easy. You can easily access a node’s predecessor using the <text:span text:style-name="Source_20_Text">prev</text:span> pointer.</text:p>
            </text:list-item>
            <text:list-item>
              <text:p text:style-name="P5">In an SLL, backtracking is not possible without additional memory or re-traversing from the head.</text:p>
            </text:list-item>
          </text:list>
        </text:list-item>
      </text:list>
      <text:h text:style-name="P1" text:outline-level="3"><text:soft-page-break/>DisAdvantages</text:h>
      <text:list text:style-name="L2">
        <text:list-item>
          <text:p text:style-name="P7"><text:span text:style-name="Strong_20_Emphasis">Increased Memory Usage</text:span>: Each node in a DLL requires an extra pointer (<text:span text:style-name="Source_20_Text">prev</text:span>), so it consumes more memory compared to an SLL.</text:p>
        </text:list-item>
        <text:list-item>
          <text:p text:style-name="P7"><text:span text:style-name="Strong_20_Emphasis">More Complex Operations</text:span>: Maintaining both <text:span text:style-name="Source_20_Text">next</text:span> and <text:span text:style-name="Source_20_Text">prev</text:span> pointers requires more careful handling during insertion, deletion, and other operations.</text:p>
        </text:list-item>
      </text:list>
      <text:h text:style-name="Heading_20_3" text:outline-level="3"/>
      <text:h text:style-name="Heading_20_3" text:outline-level="3"/>
      <text:h text:style-name="Heading_20_3" text:outline-level="3"/>
      <text:h text:style-name="P2" text:outline-level="3"/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0:43:13.356000000</meta:creation-date>
    <dc:date>2024-09-24T10:46:14.090000000</dc:date>
    <meta:editing-duration>PT3M3S</meta:editing-duration>
    <meta:editing-cycles>1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25" meta:word-count="343" meta:character-count="1986" meta:non-whitespace-character-count="1641"/>
  </office:meta>
</office:document-meta>
</file>